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018343" officeooo:paragraph-rsid="00018343"/>
    </style:style>
    <style:style style:name="P2" style:family="paragraph" style:parent-style-name="Standard">
      <style:paragraph-properties fo:text-align="start" style:justify-single-word="false"/>
      <style:text-properties officeooo:rsid="0002a8d4" officeooo:paragraph-rsid="0002a8d4"/>
    </style:style>
    <style:style style:name="P3" style:family="paragraph" style:parent-style-name="Standard">
      <style:paragraph-properties fo:text-align="start" style:justify-single-word="false"/>
      <style:text-properties fo:font-weight="bold" officeooo:rsid="00018343" officeooo:paragraph-rsid="00018343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018343" officeooo:paragraph-rsid="00018343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02a8d4" officeooo:paragraph-rsid="0002a8d4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02a8d4" officeooo:paragraph-rsid="0002a8d4" style:font-weight-asian="normal" style:font-weight-complex="normal"/>
    </style:style>
    <style:style style:name="T1" style:family="text">
      <style:text-properties officeooo:rsid="0002a8d4"/>
    </style:style>
    <style:style style:name="T2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nnonce avec Asterisk</text:p>
      <text:p text:style-name="P4">Prof. Samuel OUYA</text:p>
      <text:p text:style-name="P4">Confidentiel</text:p>
      <text:p text:style-name="P4"/>
      <text:p text:style-name="P3">Etape1 : On <text:s/>cree la base sgbs et la table telephone et on y insere deux utilisateurs</text:p>
      <text:p text:style-name="P3"/>
      <text:p text:style-name="P3"/>
      <text:p text:style-name="P1">MariaDB [(none)]&gt; create database sgbs;</text:p>
      <text:p text:style-name="P1">MariaDB [(none)]&gt; use sgbs</text:p>
      <text:p text:style-name="P1"/>
      <text:p text:style-name="P1"/>
      <text:p text:style-name="P1">MariaDB [(none)]&gt; create table telephone(id int primary key auto_increment, prenom varchar(30), nom varchar(30), tel varchar(30),credit varchar(30));</text:p>
      <text:p text:style-name="P1">MariaDB [(none)]&gt; create user bouki identified by 'passer';</text:p>
      <text:p text:style-name="P1"/>
      <text:p text:style-name="P1">MariaDB [(none)]&gt; grant all privileges on sgbs.* to bouki;</text:p>
      <text:p text:style-name="P1">MariaDB [(none)]&gt; flush privileges;</text:p>
      <text:p text:style-name="P1"/>
      <text:p text:style-name="P1">MariaDB [(none)]&gt; use sgbs</text:p>
      <text:p text:style-name="P1"/>
      <text:p text:style-name="P1">MariaDB [(none)]&gt; insert into telephone(prenom,nom,tel,credit) values("Jean","Mboliguipa","1001","5000000"),("Edgard","Ndassimba","1002","450000");</text:p>
      <text:p text:style-name="P1"/>
      <text:p text:style-name="P1"/>
      <text:p text:style-name="P3">Etape 2 : <text:span text:style-name="T1">on cree dans le dossier //var/www/annonce le fichier credit.php</text:span></text:p>
      <text:p text:style-name="P3"/>
      <text:p text:style-name="P1"/>
      <text:p text:style-name="P1"/>
      <text:p text:style-name="P1">&lt;?php</text:p>
      <text:p text:style-name="P1">$tel=$_REQUEST['tel'];</text:p>
      <text:p text:style-name="P1">function database()</text:p>
      <text:p text:style-name="P1">{</text:p>
      <text:p text:style-name="P1"><text:s text:c="8"/>$conn=mysqli_connect("localhost","bouki","passer","sgbs");</text:p>
      <text:p text:style-name="P1"><text:s text:c="8"/>return $conn;</text:p>
      <text:p text:style-name="P1">}</text:p>
      <text:p text:style-name="P1"/>
      <text:p text:style-name="P1">function lecture($tel)</text:p>
      <text:p text:style-name="P1">{</text:p>
      <text:p text:style-name="P1"><text:s text:c="8"/>$conn=database();</text:p>
      <text:p text:style-name="P1"><text:s text:c="8"/>$req="select * from telephone where tel='$tel'";</text:p>
      <text:p text:style-name="P1"><text:s text:c="8"/>$result=mysqli_query($conn,$req);</text:p>
      <text:p text:style-name="P1"><text:s text:c="8"/>$tab=mysqli_fetch_all($result,MYSQLI_ASSOC);</text:p>
      <text:p text:style-name="P1"><text:s text:c="8"/>$doit=$tab[0][credit];</text:p>
      <text:p text:style-name="P1"><text:s text:c="8"/>$message="Vous devez a la banque $doit";</text:p>
      <text:p text:style-name="P1"><text:s text:c="8"/>return $message;</text:p>
      <text:p text:style-name="P1">}</text:p>
      <text:p text:style-name="P1">$message=lecture($tel);</text:p>
      <text:p text:style-name="P1">print_r($message);</text:p>
      <text:p text:style-name="P1"/>
      <text:p text:style-name="P1">?&gt;</text:p>
      <text:p text:style-name="P1"/>
      <text:p text:style-name="P1"/>
      <text:p text:style-name="P5"><text:soft-page-break/>Etage 3 : Dans //etc/asterisk/extensions.conf , on cree le Gosub banque</text:p>
      <text:p text:style-name="P5"/>
      <text:p text:style-name="P2"/>
      <text:p text:style-name="P2">[banque]</text:p>
      <text:p text:style-name="P2">;sgbs IVR</text:p>
      <text:p text:style-name="P2">exten =&gt; s,1,Answer()</text:p>
      <text:p text:style-name="P2">exten =&gt; s,2,Set(TIMEOUT(response)=10)</text:p>
      <text:p text:style-name="P2">exten =&gt; s,3,agi(googletts.agi,"Bonjour <text:s/>Monsieur ${CALLERID(name)}",fr,any)</text:p>
      <text:p text:style-name="P2">exten =&gt; s,4,Set(numero=${CALLERID(num)})</text:p>
      <text:p text:style-name="P2">exten =&gt; s,5,agi(googletts.agi,"${CURL(http://localhost/annonce/credit.php?tel=${numero})}",fr,any)</text:p>
      <text:p text:style-name="P2">exten =&gt; s,6,agi(googletts.agi,"Quand comptez vous payer ?",fr,any)</text:p>
      <text:p text:style-name="P2">exten =&gt; s,7,agi(googletts.agi,"Tapez 1 pour repondre",fr,any)</text:p>
      <text:p text:style-name="P2">exten =&gt; s,8,agi(googletts.agi,"Appuyez sur dièse si vous souhaitez réécouter ce  message",fr,any)</text:p>
      <text:p text:style-name="P2">exten =&gt; s,9,WaitExten()</text:p>
      <text:p text:style-name="P2">exten =&gt; 1,1,Answer()</text:p>
      <text:p text:style-name="P2">exten =&gt; 1,2,Record(${numero}.gsm,,,t)</text:p>
      <text:p text:style-name="P2">exten =&gt; _[2-9],1,Goto(banque,s,3)</text:p>
      <text:p text:style-name="P2">exten =&gt; t,1,Goto(banque,s,3)</text:p>
      <text:p text:style-name="P2"/>
      <text:p text:style-name="P2"/>
      <text:p text:style-name="P2"/>
      <text:p text:style-name="P5">Etape4 : On cree le fichier //var/www/html/annonce/irikouephp qui appelle <text:s/>tous les clients </text:p>
      <text:p text:style-name="P5"/>
      <text:p text:style-name="P5"/>
      <text:p text:style-name="P5"/>
      <text:p text:style-name="P6">&lt;?php</text:p>
      <text:p text:style-name="P6">function database()</text:p>
      <text:p text:style-name="P6">{</text:p>
      <text:p text:style-name="P6"><text:s text:c="8"/>$conn=mysqli_connect("localhost","bouki","passer","sgbs");</text:p>
      <text:p text:style-name="P6"><text:s text:c="8"/>return $conn;</text:p>
      <text:p text:style-name="P6">}</text:p>
      <text:p text:style-name="P6"/>
      <text:p text:style-name="P6">function lecture()</text:p>
      <text:p text:style-name="P6">{</text:p>
      <text:p text:style-name="P6"><text:s text:c="8"/>$conn=database();</text:p>
      <text:p text:style-name="P6"><text:s text:c="8"/>$req="select * from telephone";</text:p>
      <text:p text:style-name="P6"><text:s text:c="8"/>$result=mysqli_query($conn,$req);</text:p>
      <text:p text:style-name="P6"><text:s text:c="8"/>$tab=mysqli_fetch_all($result,MYSQLI_ASSOC);</text:p>
      <text:p text:style-name="P6"><text:s text:c="8"/>return $tab;</text:p>
      <text:p text:style-name="P6">}</text:p>
      <text:p text:style-name="P6"/>
      <text:p text:style-name="P6">function irilosi($tel)</text:p>
      <text:p text:style-name="P6">{</text:p>
      <text:p text:style-name="P6"><text:s text:c="7"/>$ch = curl_init();</text:p>
      <text:p text:style-name="P6"><text:s text:c="7"/>curl_setopt($ch, CURLOPT_URL, "http://localhost:8088/ari/channels?endpoint=Local/s@banque&amp;extension=".$tel."&amp;context=rtn&amp;priority=1&amp;timeout=30&amp;api_key=asterisk:passer");</text:p>
      <text:p text:style-name="P6"><text:s text:c="7"/>curl_setopt($ch, CURLOPT_RETURNTRANSFER, 1);</text:p>
      <text:p text:style-name="P6"><text:s text:c="7"/>curl_setopt($ch, CURLOPT_POST, 1);</text:p>
      <text:p text:style-name="P6"><text:s text:c="7"/>$result = curl_exec($ch);</text:p>
      <text:p text:style-name="P6"><text:s text:c="8"/>if (curl_errno($ch)) {</text:p>
      <text:p text:style-name="P6"><text:soft-page-break/><text:s text:c="7"/>echo 'Error:' . curl_error($ch);</text:p>
      <text:p text:style-name="P6"><text:s text:c="29"/>}</text:p>
      <text:p text:style-name="P6"><text:s text:c="7"/>curl_close($ch);</text:p>
      <text:p text:style-name="P6">}</text:p>
      <text:p text:style-name="P6">$tab=lecture();</text:p>
      <text:p text:style-name="P6">foreach($tab as $ligne)</text:p>
      <text:p text:style-name="P6">{</text:p>
      <text:p text:style-name="P6"><text:s text:c="8"/>$tel=$ligne[tel];</text:p>
      <text:p text:style-name="P6"><text:s text:c="8"/>irilosi($tel);</text:p>
      <text:p text:style-name="P6"/>
      <text:p text:style-name="P6">}</text:p>
      <text:p text:style-name="P6"/>
      <text:p text:style-name="P6">?&gt;</text:p>
      <text:p text:style-name="P6"/>
      <text:p text:style-name="P5"/>
      <text:p text:style-name="P5">Conclusion :</text:p>
      <text:p text:style-name="P5"/>
      <text:p text:style-name="P6">Quand on lance le programme i<text:span text:style-name="T2">rikoue .php</text:span>, tous les clients sont appelés.</text:p>
      <text:p text:style-name="P6">Des qu’un client décroche, on lui dit le montant qu’il doit à la banque et on l’invite à taper 1 pour laisser un message</text:p>
      <text:p text:style-name="P6">La prochaine étape est l’activation des cdr pour voir l’ensemble des clients qui ont décroché .</text:p>
      <text:p text:style-name="P6"/>
      <text:p text:style-name="P6">NB : le message d’un utilisateur est laissé dans /var/lib/asterisk/sounds/sonnumerodetelephone.gsm</text:p>
      <text:p text:style-name="P6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26T13:44:07.207836503</meta:creation-date>
    <dc:date>2023-03-26T14:08:32.018650216</dc:date>
    <meta:editing-duration>PT8M56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3" meta:paragraph-count="88" meta:word-count="330" meta:character-count="3320" meta:non-whitespace-character-count="2843"/>
  </office:meta>
</office:document-meta>
</file>